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Requisitos funcionais:</text:span></text:p>
      <text:list xml:id="list2825236270" text:style-name="L1">
        <text:list-item>
          <text:p text:style-name="P3">Um mesmo autor pode submeter vários textos. Cada texto pertence a um autor</text:p>
        </text:list-item>
        <text:list-item>
          <text:p text:style-name="P3">O autor precisa estar logado para submeter um texto</text:p>
        </text:list-item>
        <text:list-item>
          <text:p text:style-name="P3">O texto deve conter:</text:p>
          <text:list>
            <text:list-item>
              <text:p text:style-name="P3">Título</text:p>
              <text:list>
                <text:list-item>
                  <text:p text:style-name="P3">Máximo de 60 caracteres</text:p>
                </text:list-item>
              </text:list>
            </text:list-item>
            <text:list-item>
              <text:p text:style-name="P3">Corpo</text:p>
              <text:list>
                <text:list-item>
                  <text:p text:style-name="P3">Máximo de 600 caracteres</text:p>
                </text:list-item>
              </text:list>
            </text:list-item>
            <text:list-item>
              <text:p text:style-name="P3">Seleção de tags</text:p>
              <text:list>
                <text:list-item>
                  <text:p text:style-name="P3">Máximo de três tags</text:p>
                </text:list-item>
                <text:list-item>
                  <text:p text:style-name="P3">Mínimo de uma tag</text:p>
                </text:list-item>
                <text:list-item>
                  <text:p text:style-name="P3">Tags vêm do banco de dados</text:p>
                </text:list-item>
              </text:list>
            </text:list-item>
          </text:list>
        </text:list-item>
        <text:list-item>
          <text:p text:style-name="P3">Deve ser persistido em banco:</text:p>
          <text:list>
            <text:list-item>
              <text:p text:style-name="P3">ID do autor</text:p>
            </text:list-item>
            <text:list-item>
              <text:p text:style-name="P3">Data do envio</text:p>
            </text:list-item>
            <text:list-item>
              <text:p text:style-name="P3">Tags</text:p>
            </text:list-item>
          </text:list>
        </text:list-item>
        <text:list-item>
          <text:p text:style-name="P1">A submissão deve ficar com o status “não-aprovada”</text:p>
        </text:list-item>
      </text:list>
      <text:p text:style-name="Text_20_body"><text:span text:style-name="Strong_20_Emphasis">Requisitos não-funcionais:</text:span></text:p>
      <text:list xml:id="list3577500227" text:style-name="L2">
        <text:list-item>
          <text:p text:style-name="P4">Um autor pode submeter no máximo vinte textos por dia</text:p>
        </text:list-item>
        <text:list-item>
          <text:p text:style-name="P4">A página web se apresenta ao usuário como um formulário</text:p>
        </text:list-item>
        <text:list-item>
          <text:p text:style-name="P4">Deve existir um recaptcha invisible que observa a página de submissão</text:p>
        </text:list-item>
        <text:list-item>
          <text:p text:style-name="P2">Alertas de submissão inválida devem ser exibidos antes de o usuário tentar enviar o texto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6T14:44:48.775995283</meta:creation-date>
    <dc:date>2023-02-06T14:45:10.028453054</dc:date>
    <meta:editing-duration>PT22S</meta:editing-duration>
    <meta:editing-cycles>1</meta:editing-cycles>
    <meta:document-statistic meta:table-count="0" meta:image-count="0" meta:object-count="0" meta:page-count="1" meta:paragraph-count="22" meta:word-count="143" meta:character-count="721" meta:non-whitespace-character-count="620"/>
    <meta:generator>LibreOffice/6.4.7.2$Linux_X86_64 LibreOffice_project/40$Build-2</meta:generator>
  </office:meta>
</office:document-meta>
</file>